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900000119352470171DB4D25D.png" manifest:media-type="image/png"/>
  <manifest:file-entry manifest:full-path="Pictures/10000001000003360000021CC201686F096C1362.png" manifest:media-type="image/png"/>
  <manifest:file-entry manifest:full-path="Pictures/10000001000003390000011933FB2C629F08E7F9.png" manifest:media-type="image/png"/>
  <manifest:file-entry manifest:full-path="Pictures/10000001000003360000021C2A99E745F0FE2F1A.png" manifest:media-type="image/png"/>
  <manifest:file-entry manifest:full-path="Pictures/10000001000003360000021CC0B047EC713B2951.png" manifest:media-type="image/png"/>
  <manifest:file-entry manifest:full-path="Pictures/10000001000003360000021C07F5DB87228F27C4.png" manifest:media-type="image/png"/>
  <manifest:file-entry manifest:full-path="Pictures/10000001000003360000021CE2CE51652E15008C.png" manifest:media-type="image/png"/>
  <manifest:file-entry manifest:full-path="Pictures/10000001000003360000021CF5B05C3F3E92DE27.png" manifest:media-type="image/png"/>
  <manifest:file-entry manifest:full-path="Pictures/10000001000003360000021C2767A946EBE4D3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7409"/>
    </style:style>
    <style:style style:name="P2" style:family="paragraph" style:parent-style-name="Standard">
      <style:paragraph-properties fo:break-before="page"/>
      <style:text-properties officeooo:paragraph-rsid="001274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6.6929in" svg:height="4.3965in" draw:z-index="0"><draw:image xlink:href="Pictures/10000001000003360000021C2767A946EBE4D3D3.png" xlink:type="simple" xlink:show="embed" xlink:actuate="onLoad" draw:mime-type="image/png"/></draw:frame><draw:frame draw:style-name="fr2" draw:name="Image2" text:anchor-type="char" svg:x="0.0098in" svg:y="4.9228in" svg:width="6.6929in" svg:height="4.3965in" draw:z-index="1"><draw:image xlink:href="Pictures/10000001000003360000021CF5B05C3F3E92DE27.png" xlink:type="simple" xlink:show="embed" xlink:actuate="onLoad" draw:mime-type="image/png"/></draw:frame><text:s text:c="161"/></text:p>
      <text:p text:style-name="P2"><draw:frame draw:style-name="fr2" draw:name="Image3" text:anchor-type="char" svg:x="-0.1252in" svg:y="-0.4236in" svg:width="6.6929in" svg:height="4.3965in" draw:z-index="2"><draw:image xlink:href="Pictures/10000001000003360000021C07F5DB87228F27C4.png" xlink:type="simple" xlink:show="embed" xlink:actuate="onLoad" draw:mime-type="image/png"/></draw:frame><text:s/></text:p>
      <text:p text:style-name="P1"><draw:frame draw:style-name="fr1" draw:name="Image4" text:anchor-type="char" svg:width="6.6929in" svg:height="4.3965in" draw:z-index="3"><draw:image xlink:href="Pictures/10000001000003360000021CC0B047EC713B2951.png" xlink:type="simple" xlink:show="embed" xlink:actuate="onLoad" draw:mime-type="image/png"/></draw:frame><text:s text:c="147"/></text:p>
      <text:p text:style-name="P1"><draw:frame draw:style-name="fr3" draw:name="Image5" text:anchor-type="char" svg:width="6.6929in" svg:height="4.3965in" draw:z-index="4"><draw:image xlink:href="Pictures/10000001000003360000021C2A99E745F0FE2F1A.png" xlink:type="simple" xlink:show="embed" xlink:actuate="onLoad" draw:mime-type="image/png"/></draw:frame><text:soft-page-break/><text:s text:c="3"/></text:p>
      <text:p text:style-name="P1"><draw:frame draw:style-name="fr2" draw:name="Image6" text:anchor-type="char" svg:x="-0.0173in" svg:y="0.2764in" svg:width="6.6929in" svg:height="4.3965in" draw:z-index="5"><draw:image xlink:href="Pictures/10000001000003360000021CC201686F096C1362.png" xlink:type="simple" xlink:show="embed" xlink:actuate="onLoad" draw:mime-type="image/png"/></draw:frame></text:p>
      <text:p text:style-name="P2"/>
      <text:p text:style-name="P1"><draw:frame draw:style-name="fr1" draw:name="Image10" text:anchor-type="char" svg:width="6.6929in" svg:height="2.2791in" draw:z-index="9"><draw:image xlink:href="Pictures/100000010000033900000119352470171DB4D25D.png" xlink:type="simple" xlink:show="embed" xlink:actuate="onLoad" draw:mime-type="image/png"/></draw:frame><draw:frame draw:style-name="fr2" draw:name="Image9" text:anchor-type="char" svg:x="-0.2575in" svg:y="2.4256in" svg:width="6.6929in" svg:height="4.3965in" draw:z-index="8"><draw:image xlink:href="Pictures/10000001000003390000011933FB2C629F08E7F9.png" xlink:type="simple" xlink:show="embed" xlink:actuate="onLoad" draw:mime-type="image/png"/></draw:frame></text:p>
      <text:p text:style-name="P1"/>
      <text:p text:style-name="P1"/>
      <text:p text:style-name="P2"><draw:frame draw:style-name="fr2" draw:name="Image7" text:anchor-type="char" svg:x="-0.0866in" svg:y="0.0398in" svg:width="6.6929in" svg:height="4.3965in" draw:z-index="6"><draw:image xlink:href="Pictures/10000001000003360000021CC201686F096C1362.png" xlink:type="simple" xlink:show="embed" xlink:actuate="onLoad" draw:mime-type="image/png"/></draw:frame><draw:frame draw:style-name="fr2" draw:name="Image8" text:anchor-type="char" svg:x="-0.1535in" svg:y="5.5299in" svg:width="6.6929in" svg:height="4.3965in" draw:z-index="7"><draw:image xlink:href="Pictures/10000001000003360000021CE2CE51652E15008C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2:43:23.734004138</meta:creation-date>
    <dc:date>2024-01-26T23:06:42.474899275</dc:date>
    <meta:editing-duration>PT23M19S</meta:editing-duration>
    <meta:editing-cycles>1</meta:editing-cycles>
    <meta:document-statistic meta:table-count="0" meta:image-count="10" meta:object-count="0" meta:page-count="6" meta:paragraph-count="4" meta:word-count="0" meta:character-count="312" meta:non-whitespace-character-count="0"/>
    <meta:generator>LibreOffice/7.6.2.1$Linux_X86_64 LibreOffice_project/60$Build-1</meta:generator>
  </office:meta>
</office:document-meta>
</file>